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50000004CED12DC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" fo:font-size="13pt" fo:font-weight="bold" officeooo:rsid="004080e9" officeooo:paragraph-rsid="004080e9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P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1" fo:font-size="10.5pt" fo:font-weight="normal" fo:background-color="#1e1e1e"/>
    </style:style>
    <style:style style:name="P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fo:background-color="#1e1e1e"/>
    </style:style>
    <style:style style:name="P9" style:family="paragraph" style:parent-style-name="Standard">
      <loext:graphic-properties draw:fill="solid" draw:fill-color="#1c1c1c"/>
      <style:paragraph-properties style:line-height-at-least="0.503cm" fo:background-color="#1c1c1c"/>
    </style:style>
    <style:style style:name="P10" style:family="paragraph" style:parent-style-name="Standard">
      <style:text-properties officeooo:rsid="003908ba" officeooo:paragraph-rsid="003908ba"/>
    </style:style>
    <style:style style:name="P11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P12" style:family="paragraph" style:parent-style-name="Standard">
      <loext:graphic-properties draw:fill="solid" draw:fill-color="#1c1c1c"/>
      <style:paragraph-properties fo:background-color="#1c1c1c"/>
    </style:style>
    <style:style style:name="P13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fo:color="#c5c8c6" loext:opacity="100%" style:font-name="Fira Code Retina1" fo:font-size="10.5pt" fo:font-weight="normal" officeooo:paragraph-rsid="00412edb" fo:background-color="#1e1e1e"/>
    </style:style>
    <style:style style:name="P1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fo:background-color="#1e1e1e"/>
    </style:style>
    <style:style style:name="P15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fo:color="#c5c8c6" loext:opacity="100%" style:font-name="Fira Code" fo:font-size="10.5pt" fo:font-weight="normal" officeooo:paragraph-rsid="00412edb" fo:background-color="#1e1e1e" style:font-size-asian="10.5pt" style:font-size-complex="10.5pt"/>
    </style:style>
    <style:style style:name="P16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10.5pt" fo:background-color="#1e1e1e" style:font-size-asian="10.5pt" style:font-size-complex="10.5pt"/>
    </style:style>
    <style:style style:name="P17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background-color="#1e1e1e"/>
    </style:style>
    <style:style style:name="P18" style:family="paragraph" style:parent-style-name="Standard">
      <loext:graphic-properties draw:fill="solid" draw:fill-color="#1c1c1c"/>
      <style:paragraph-properties fo:background-color="#1c1c1c"/>
      <style:text-properties fo:background-color="#1e1e1e"/>
    </style:style>
    <style:style style:name="P1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officeooo:paragraph-rsid="00412edb" fo:background-color="#1e1e1e"/>
    </style:style>
    <style:style style:name="P20" style:family="paragraph" style:parent-style-name="Standard">
      <style:text-properties style:font-name="Fira Code" fo:font-size="15pt" fo:font-weight="bold" officeooo:rsid="00452bc4" officeooo:paragraph-rsid="00452bc4" style:font-size-asian="15pt" style:font-weight-asian="bold" style:font-size-complex="15pt" style:font-weight-complex="bold"/>
    </style:style>
    <style:style style:name="P21" style:family="paragraph" style:parent-style-name="Standard">
      <style:text-properties style:font-name="Fira Code" fo:font-size="10.5pt" fo:font-weight="bold" officeooo:rsid="003f564c" officeooo:paragraph-rsid="003f564c" style:font-size-asian="10.5pt" style:font-weight-asian="bold" style:font-size-complex="10.5pt" style:font-weight-complex="bold"/>
    </style:style>
    <style:style style:name="P2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fo:background-color="#1e1e1e" style:font-size-asian="10.5pt" style:font-size-complex="10.5pt"/>
    </style:style>
    <style:style style:name="P23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.5pt" style:font-size-asian="10.5pt" style:font-size-complex="10.5pt"/>
    </style:style>
    <style:style style:name="P24" style:family="paragraph" style:parent-style-name="Standard">
      <style:text-properties style:font-name="Fira Code" fo:font-size="10.5pt" officeooo:rsid="003908ba" style:font-size-asian="10.5pt" style:font-size-complex="10.5pt"/>
    </style:style>
    <style:style style:name="T1" style:family="text">
      <style:text-properties fo:color="#9872a2" loext:opacity="100%"/>
    </style:style>
    <style:style style:name="T2" style:family="text">
      <style:text-properties fo:color="#9872a2" loext:opacity="100%" style:font-name="Fira Code Retina1" fo:font-size="10.5pt" fo:font-weight="normal"/>
    </style:style>
    <style:style style:name="T3" style:family="text">
      <style:text-properties fo:color="#9b0000" loext:opacity="100%"/>
    </style:style>
    <style:style style:name="T4" style:family="text">
      <style:text-properties fo:color="#9b0000" loext:opacity="100%" style:font-name="Fira Code Retina1" fo:font-size="10.5pt" fo:font-weight="normal"/>
    </style:style>
    <style:style style:name="T5" style:family="text">
      <style:text-properties fo:color="#676867" loext:opacity="100%"/>
    </style:style>
    <style:style style:name="T6" style:family="text">
      <style:text-properties fo:color="#676867" loext:opacity="100%" style:font-name="Fira Code Retina1" fo:font-size="10.5pt" fo:font-weight="normal"/>
    </style:style>
    <style:style style:name="T7" style:family="text">
      <style:text-properties style:font-name="Fira Code Retina1" fo:font-size="10.5pt" fo:font-weight="normal"/>
    </style:style>
    <style:style style:name="T8" style:family="text">
      <style:text-properties fo:color="#c7444a" loext:opacity="100%"/>
    </style:style>
    <style:style style:name="T9" style:family="text">
      <style:text-properties fo:color="#c7444a" loext:opacity="100%" style:font-name="Fira Code Retina1" fo:font-size="10.5pt" fo:font-weight="normal"/>
    </style:style>
    <style:style style:name="T10" style:family="text">
      <style:text-properties fo:color="#6089b4" loext:opacity="100%"/>
    </style:style>
    <style:style style:name="T11" style:family="text">
      <style:text-properties fo:color="#6089b4" loext:opacity="100%" style:font-name="Fira Code Retina1" fo:font-size="10.5pt" fo:font-weight="normal"/>
    </style:style>
    <style:style style:name="T12" style:family="text">
      <style:text-properties fo:color="#9aa83a" loext:opacity="100%"/>
    </style:style>
    <style:style style:name="T13" style:family="text">
      <style:text-properties fo:color="#9aa83a" loext:opacity="100%" style:font-name="Fira Code Retina1" fo:font-size="10.5pt" fo:font-weight="normal"/>
    </style:style>
    <style:style style:name="T14" style:family="text">
      <style:text-properties fo:color="#ce6700" loext:opacity="100%"/>
    </style:style>
    <style:style style:name="T15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officeooo:rsid="00379012" style:font-style-asian="normal" style:font-weight-asian="bold" style:font-style-complex="normal" style:font-weight-complex="bold"/>
    </style:style>
    <style:style style:name="T19" style:family="text">
      <style:text-properties style:font-name="Fira Code Retina" fo:font-style="normal" style:font-style-asian="normal" style:font-style-complex="normal"/>
    </style:style>
    <style:style style:name="T20" style:family="text">
      <style:text-properties fo:color="#c5c8c6" loext:opacity="100%"/>
    </style:style>
    <style:style style:name="T21" style:family="text">
      <style:text-properties fo:color="#d08442" loext:opacity="100%"/>
    </style:style>
    <style:style style:name="T22" style:family="text">
      <style:text-properties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Utilizar Herencia</text:p>
      <text:p text:style-name="P4"/>
      <text:p text:style-name="P5">Código</text:p>
      <text:p text:style-name="P21"/>
      <text:p text:style-name="P15"><text:span text:style-name="T1">class</text:span> <text:span text:style-name="T3">Persona</text:span> </text:p>
      <text:p text:style-name="P16">{</text:p>
      <text:p text:style-name="P22"><text:span text:style-name="T20">    nombre</text:span><text:span text:style-name="T5">:</text:span><text:span text:style-name="T20"> </text:span><text:span text:style-name="T8">string</text:span><text:span text:style-name="T20">;</text:span></text:p>
      <text:p text:style-name="P22"><text:span text:style-name="T20">    </text:span><text:span text:style-name="T1">apellidos</text:span><text:span text:style-name="T5">:</text:span><text:span text:style-name="T20"> </text:span><text:span text:style-name="T8">string</text:span><text:span text:style-name="T20">;</text:span></text:p>
      <text:p text:style-name="P22"><text:span text:style-name="T20">    </text:span><text:span text:style-name="T1">edad</text:span><text:span text:style-name="T5">:</text:span><text:span text:style-name="T20"> </text:span><text:span text:style-name="T8">number</text:span><text:span text:style-name="T20">;</text:span></text:p>
      <text:p text:style-name="P22"><text:span text:style-name="T20">    </text:span><text:span text:style-name="T1">localidad</text:span><text:span text:style-name="T5">:</text:span><text:span text:style-name="T20"> </text:span><text:span text:style-name="T8">string</text:span><text:span text:style-name="T20">;</text:span></text:p>
      <text:p text:style-name="P22"><text:span text:style-name="T20">    </text:span><text:span text:style-name="T1">sexo</text:span><text:span text:style-name="T5">?:</text:span><text:span text:style-name="T20"> </text:span><text:span text:style-name="T8">string</text:span><text:span text:style-name="T20">;</text:span></text:p>
      <text:p text:style-name="P23"/>
      <text:p text:style-name="P22"><text:span text:style-name="T20">    </text:span><text:span text:style-name="T1">constructor</text:span><text:span text:style-name="T20">(</text:span><text:span text:style-name="T10">nombre</text:span><text:span text:style-name="T5">:</text:span><text:span text:style-name="T20"> </text:span><text:span text:style-name="T8">string</text:span><text:span text:style-name="T20">, </text:span><text:span text:style-name="T10">apellidos</text:span><text:span text:style-name="T5">:</text:span><text:span text:style-name="T20"> </text:span><text:span text:style-name="T8">string</text:span><text:span text:style-name="T20">, </text:span><text:span text:style-name="T10">edad</text:span><text:span text:style-name="T5">:</text:span><text:span text:style-name="T20"> </text:span><text:span text:style-name="T8">number</text:span><text:span text:style-name="T20">, </text:span><text:span text:style-name="T10">localidad</text:span><text:span text:style-name="T5">:</text:span><text:span text:style-name="T20"> </text:span><text:span text:style-name="T8">string</text:span><text:span text:style-name="T20">, </text:span><text:span text:style-name="T10">sexo</text:span><text:span text:style-name="T5">?:</text:span><text:span text:style-name="T20"> </text:span><text:span text:style-name="T8">string</text:span><text:span text:style-name="T20">) </text:span></text:p>
      <text:p text:style-name="P16">    {</text:p>
      <text:p text:style-name="P22"><text:span text:style-name="T20">        </text:span><text:span text:style-name="T8">this</text:span><text:span text:style-name="T20">.</text:span><text:span text:style-name="T1">nombre</text:span><text:span text:style-name="T20"> </text:span><text:span text:style-name="T5">=</text:span><text:span text:style-name="T20"> </text:span><text:span text:style-name="T10">nombre</text:span><text:span text:style-name="T20">;</text:span></text:p>
      <text:p text:style-name="P22"><text:span text:style-name="T20">        </text:span><text:span text:style-name="T8">this</text:span><text:span text:style-name="T20">.</text:span><text:span text:style-name="T1">apellidos</text:span><text:span text:style-name="T20"> </text:span><text:span text:style-name="T5">=</text:span><text:span text:style-name="T20"> </text:span><text:span text:style-name="T10">apellidos</text:span><text:span text:style-name="T20">;</text:span></text:p>
      <text:p text:style-name="P22"><text:span text:style-name="T20">        </text:span><text:span text:style-name="T8">this</text:span><text:span text:style-name="T20">.</text:span><text:span text:style-name="T1">edad</text:span><text:span text:style-name="T20"> </text:span><text:span text:style-name="T5">=</text:span><text:span text:style-name="T20"> </text:span><text:span text:style-name="T10">edad</text:span><text:span text:style-name="T20">;</text:span></text:p>
      <text:p text:style-name="P22"><text:span text:style-name="T20">        </text:span><text:span text:style-name="T8">this</text:span><text:span text:style-name="T20">.</text:span><text:span text:style-name="T1">localidad</text:span><text:span text:style-name="T20"> </text:span><text:span text:style-name="T5">=</text:span><text:span text:style-name="T20"> </text:span><text:span text:style-name="T10">localidad</text:span><text:span text:style-name="T20">;</text:span></text:p>
      <text:p text:style-name="P22"><text:span text:style-name="T20">        </text:span><text:span text:style-name="T8">this</text:span><text:span text:style-name="T20">.</text:span><text:span text:style-name="T1">sexo</text:span><text:span text:style-name="T20"> </text:span><text:span text:style-name="T5">=</text:span><text:span text:style-name="T20"> </text:span><text:span text:style-name="T10">sexo</text:span><text:span text:style-name="T20">;</text:span></text:p>
      <text:p text:style-name="P16">    }</text:p>
      <text:p text:style-name="P23"/>
      <text:p text:style-name="P22"><text:span text:style-name="T20">    </text:span><text:span text:style-name="T14">mostrarDatos</text:span><text:span text:style-name="T20">()</text:span><text:span text:style-name="T5">:</text:span><text:span text:style-name="T20"> </text:span><text:span text:style-name="T8">string</text:span><text:span text:style-name="T20"> </text:span></text:p>
      <text:p text:style-name="P16">    {</text:p>
      <text:p text:style-name="P22"><text:span text:style-name="T20">        </text:span><text:span text:style-name="T1">return</text:span><text:span text:style-name="T20"> </text:span><text:span text:style-name="T12">`Nombre: </text:span><text:span text:style-name="T21">${</text:span><text:span text:style-name="T8">this</text:span><text:span text:style-name="T20">.</text:span><text:span text:style-name="T1">nombre</text:span><text:span text:style-name="T21">}</text:span><text:span text:style-name="T12">, Apellidos: </text:span><text:span text:style-name="T21">${</text:span><text:span text:style-name="T8">this</text:span><text:span text:style-name="T20">.</text:span><text:span text:style-name="T1">apellidos</text:span><text:span text:style-name="T21">}</text:span><text:span text:style-name="T12">, Edad: </text:span><text:span text:style-name="T21">${</text:span><text:span text:style-name="T8">this</text:span><text:span text:style-name="T20">.</text:span><text:span text:style-name="T1">edad</text:span><text:span text:style-name="T21">}</text:span><text:span text:style-name="T12">, Localidad: </text:span><text:span text:style-name="T21">${</text:span><text:span text:style-name="T8">this</text:span><text:span text:style-name="T20">.</text:span><text:span text:style-name="T1">localidad</text:span><text:span text:style-name="T21">}</text:span><text:span text:style-name="T12">, Sexo: </text:span><text:span text:style-name="T21">${</text:span><text:span text:style-name="T8">this</text:span><text:span text:style-name="T20">.</text:span><text:span text:style-name="T1">sexo</text:span><text:span text:style-name="T20"> </text:span><text:span text:style-name="T5">?</text:span><text:span text:style-name="T20"> </text:span><text:span text:style-name="T8">this</text:span><text:span text:style-name="T20">.</text:span><text:span text:style-name="T1">sexo</text:span><text:span text:style-name="T20"> </text:span><text:span text:style-name="T5">:</text:span><text:span text:style-name="T20"> </text:span><text:span text:style-name="T12">'No especificado'</text:span><text:span text:style-name="T21">}</text:span><text:span text:style-name="T12">`</text:span><text:span text:style-name="T20">;</text:span></text:p>
      <text:p text:style-name="P16">    }</text:p>
      <text:p text:style-name="P16">}</text:p>
      <text:p text:style-name="P23"/>
      <text:p text:style-name="P22"><text:span text:style-name="T1">class</text:span><text:span text:style-name="T20"> </text:span><text:span text:style-name="T3">Profesor</text:span><text:span text:style-name="T20"> </text:span><text:span text:style-name="T1">extends</text:span><text:span text:style-name="T20"> </text:span><text:span text:style-name="T3">Persona</text:span><text:span text:style-name="T20"> </text:span></text:p>
      <text:p text:style-name="P16">{</text:p>
      <text:p text:style-name="P22"><text:span text:style-name="T20">    </text:span><text:span text:style-name="T1">centro</text:span><text:span text:style-name="T5">:</text:span><text:span text:style-name="T20"> </text:span><text:span text:style-name="T8">string</text:span><text:span text:style-name="T20">;</text:span></text:p>
      <text:p text:style-name="P22"><text:span text:style-name="T20">    </text:span><text:span text:style-name="T1">especialidad</text:span><text:span text:style-name="T5">:</text:span><text:span text:style-name="T20"> </text:span><text:span text:style-name="T8">string</text:span><text:span text:style-name="T20">;</text:span></text:p>
      <text:p text:style-name="P22"><text:span text:style-name="T20">    </text:span><text:span text:style-name="T1">departamento</text:span><text:span text:style-name="T5">:</text:span><text:span text:style-name="T20"> </text:span><text:span text:style-name="T8">string</text:span><text:span text:style-name="T20">;</text:span></text:p>
      <text:p text:style-name="P23"/>
      <text:p text:style-name="P22"><text:span text:style-name="T20">    </text:span><text:span text:style-name="T1">constructor</text:span><text:span text:style-name="T20">(</text:span><text:span text:style-name="T10">nombre</text:span><text:span text:style-name="T5">:</text:span><text:span text:style-name="T20"> </text:span><text:span text:style-name="T8">string</text:span><text:span text:style-name="T20">, </text:span><text:span text:style-name="T10">apellidos</text:span><text:span text:style-name="T5">:</text:span><text:span text:style-name="T20"> </text:span><text:span text:style-name="T8">string</text:span><text:span text:style-name="T20">, </text:span><text:span text:style-name="T10">edad</text:span><text:span text:style-name="T5">:</text:span><text:span text:style-name="T20"> </text:span><text:span text:style-name="T8">number</text:span><text:span text:style-name="T20">, </text:span><text:span text:style-name="T10">localidad</text:span><text:span text:style-name="T5">:</text:span><text:span text:style-name="T20"> </text:span><text:span text:style-name="T8">string</text:span><text:span text:style-name="T20">, </text:span><text:span text:style-name="T10">centro</text:span><text:span text:style-name="T5">:</text:span><text:span text:style-name="T20"> </text:span><text:span text:style-name="T8">string</text:span><text:span text:style-name="T20">, </text:span><text:span text:style-name="T10">especialidad</text:span><text:span text:style-name="T5">:</text:span><text:span text:style-name="T20"> </text:span><text:span text:style-name="T8">string</text:span><text:span text:style-name="T20">, </text:span><text:span text:style-name="T10">departamento</text:span><text:span text:style-name="T5">:</text:span><text:span text:style-name="T20"> </text:span><text:span text:style-name="T8">string</text:span><text:span text:style-name="T20">, </text:span><text:span text:style-name="T10">sexo</text:span><text:span text:style-name="T5">?:</text:span><text:span text:style-name="T20"> </text:span><text:span text:style-name="T8">string</text:span><text:span text:style-name="T20">) </text:span></text:p>
      <text:p text:style-name="P16">    {</text:p>
      <text:p text:style-name="P22"><text:span text:style-name="T20">        </text:span><text:span text:style-name="T8">super</text:span><text:span text:style-name="T20">(</text:span><text:span text:style-name="T10">nombre</text:span><text:span text:style-name="T20">, </text:span><text:span text:style-name="T10">apellidos</text:span><text:span text:style-name="T20">, </text:span><text:span text:style-name="T10">edad</text:span><text:span text:style-name="T20">, </text:span><text:span text:style-name="T10">localidad</text:span><text:span text:style-name="T20">, </text:span><text:span text:style-name="T10">sexo</text:span><text:span text:style-name="T20">);</text:span></text:p>
      <text:p text:style-name="P22"><text:span text:style-name="T20">        </text:span><text:span text:style-name="T8">this</text:span><text:span text:style-name="T20">.</text:span><text:span text:style-name="T1">centro</text:span><text:span text:style-name="T20"> </text:span><text:span text:style-name="T5">=</text:span><text:span text:style-name="T20"> </text:span><text:span text:style-name="T10">centro</text:span><text:span text:style-name="T20">;</text:span></text:p>
      <text:p text:style-name="P22"><text:span text:style-name="T20">        </text:span><text:span text:style-name="T8">this</text:span><text:span text:style-name="T20">.</text:span><text:span text:style-name="T1">especialidad</text:span><text:span text:style-name="T20"> </text:span><text:span text:style-name="T5">=</text:span><text:span text:style-name="T20"> </text:span><text:span text:style-name="T10">especialidad</text:span><text:span text:style-name="T20">;</text:span></text:p>
      <text:p text:style-name="P22"><text:span text:style-name="T20">        </text:span><text:span text:style-name="T8">this</text:span><text:span text:style-name="T20">.</text:span><text:span text:style-name="T1">departamento</text:span><text:span text:style-name="T20"> </text:span><text:span text:style-name="T5">=</text:span><text:span text:style-name="T20"> </text:span><text:span text:style-name="T10">departamento</text:span><text:span text:style-name="T20">;</text:span></text:p>
      <text:p text:style-name="P16">    }</text:p>
      <text:p text:style-name="P23"/>
      <text:p text:style-name="P22"><text:soft-page-break/><text:span text:style-name="T20">    </text:span><text:span text:style-name="T14">mostrarDatos</text:span><text:span text:style-name="T20">()</text:span><text:span text:style-name="T5">:</text:span><text:span text:style-name="T20"> </text:span><text:span text:style-name="T8">string</text:span><text:span text:style-name="T20"> </text:span></text:p>
      <text:p text:style-name="P16">    {</text:p>
      <text:p text:style-name="P22"><text:span text:style-name="T20">        </text:span><text:span text:style-name="T1">return</text:span><text:span text:style-name="T20"> </text:span><text:span text:style-name="T12">`</text:span><text:span text:style-name="T21">${</text:span><text:span text:style-name="T8">super</text:span><text:span text:style-name="T20">.</text:span><text:span text:style-name="T14">mo</text:span><text:span text:style-name="T10">dad</text:span><text:span text:style-name="T20">, </text:span><text:span text:style-name="T10">localidad</text:span><text:span text:style-name="T20">, </text:span><text:span text:style-name="T10">sexo</text:span><text:span text:style-name="T20">);</text:span></text:p>
      <text:p text:style-name="P22"><text:span text:style-name="T20">        </text:span><text:span text:style-name="T8">this</text:span><text:span text:style-name="T20">.</text:span><text:span text:style-name="T1">centro</text:span><text:span text:style-name="T20"> </text:span><text:span text:style-name="T5">=</text:span><text:span text:style-name="T20"> </text:span><text:span text:style-name="T10">centro</text:span><text:span text:style-name="T20">;</text:span></text:p>
      <text:p text:style-name="P22"><text:span text:style-name="T20">        </text:span><text:span text:style-name="T8">this</text:span><text:span text:style-name="T20">.</text:span><text:span text:style-name="T1">curso</text:span><text:span text:style-name="T20"> </text:span><text:span text:style-name="T5">=</text:span><text:span text:style-name="T20"> </text:span><text:span text:style-name="T10">curso</text:span><text:span text:style-name="T20">;</text:span></text:p>
      <text:p text:style-name="P22"><text:span text:style-name="T20">        </text:span><text:span text:style-name="T8">this</text:span><text:span text:style-name="T20">.</text:span><text:span text:style-name="T1">asignaturas</text:span><text:span text:style-name="T20"> </text:span><text:span text:style-name="T5">=</text:span><text:span text:style-name="T20"> </text:span><text:span text:style-name="T10">asignaturas</text:span><text:span text:style-name="T20">;</text:span></text:p>
      <text:p text:style-name="P16">    }<text:span text:style-name="T14">strarDatos</text:span>()<text:span text:style-name="T21">}</text:span><text:span text:style-name="T12">, Centro: </text:span><text:span text:style-name="T21">${</text:span><text:span text:style-name="T8">this</text:span>.<text:span text:style-name="T1">centro</text:span><text:span text:style-name="T21">}</text:span><text:span text:style-name="T12">, Especialidad: </text:span><text:span text:style-name="T21">${</text:span><text:span text:style-name="T8">this</text:span>.<text:span text:style-name="T1">especialidad</text:span><text:span text:style-name="T21">}</text:span><text:span text:style-name="T12">, Departamento: </text:span><text:span text:style-name="T21">${</text:span><text:span text:style-name="T8">this</text:span>.<text:span text:style-name="T1">departamento</text:span><text:span text:style-name="T21">}</text:span><text:span text:style-name="T12">`</text:span>;</text:p>
      <text:p text:style-name="P16">    }</text:p>
      <text:p text:style-name="P16">}</text:p>
      <text:p text:style-name="P23"/>
      <text:p text:style-name="P22"><text:span text:style-name="T1">class</text:span><text:span text:style-name="T20"> </text:span><text:span text:style-name="T3">Alumno</text:span><text:span text:style-name="T20"> </text:span><text:span text:style-name="T1">extends</text:span><text:span text:style-name="T20"> </text:span><text:span text:style-name="T3">Persona</text:span><text:span text:style-name="T20"> </text:span></text:p>
      <text:p text:style-name="P16">{</text:p>
      <text:p text:style-name="P22"><text:span text:style-name="T20">    </text:span><text:span text:style-name="T1">centro</text:span><text:span text:style-name="T5">:</text:span><text:span text:style-name="T20"> </text:span><text:span text:style-name="T8">string</text:span><text:span text:style-name="T20">;</text:span></text:p>
      <text:p text:style-name="P22"><text:span text:style-name="T20">    </text:span><text:span text:style-name="T1">curso</text:span><text:span text:style-name="T5">:</text:span><text:span text:style-name="T20"> </text:span><text:span text:style-name="T8">string</text:span><text:span text:style-name="T20">;</text:span></text:p>
      <text:p text:style-name="P22"><text:span text:style-name="T20">    </text:span><text:span text:style-name="T1">asignaturas</text:span><text:span text:style-name="T5">:</text:span><text:span text:style-name="T20"> </text:span><text:span text:style-name="T8">string</text:span><text:span text:style-name="T20">[];</text:span></text:p>
      <text:p text:style-name="P23"/>
      <text:p text:style-name="P22"><text:span text:style-name="T20">    </text:span><text:span text:style-name="T1">constructor</text:span><text:span text:style-name="T20">(</text:span><text:span text:style-name="T10">nombre</text:span><text:span text:style-name="T5">:</text:span><text:span text:style-name="T20"> </text:span><text:span text:style-name="T8">string</text:span><text:span text:style-name="T20">, </text:span><text:span text:style-name="T10">apellidos</text:span><text:span text:style-name="T5">:</text:span><text:span text:style-name="T20"> </text:span><text:span text:style-name="T8">string</text:span><text:span text:style-name="T20">, </text:span><text:span text:style-name="T10">edad</text:span><text:span text:style-name="T5">:</text:span><text:span text:style-name="T20"> </text:span><text:span text:style-name="T8">number</text:span><text:span text:style-name="T20">, </text:span><text:span text:style-name="T10">localidad</text:span><text:span text:style-name="T5">:</text:span><text:span text:style-name="T20"> </text:span><text:span text:style-name="T8">string</text:span><text:span text:style-name="T20">, </text:span><text:span text:style-name="T10">centro</text:span><text:span text:style-name="T5">:</text:span><text:span text:style-name="T20"> </text:span><text:span text:style-name="T8">string</text:span><text:span text:style-name="T20">, </text:span><text:span text:style-name="T10">curso</text:span><text:span text:style-name="T5">:</text:span><text:span text:style-name="T20"> </text:span><text:span text:style-name="T8">string</text:span><text:span text:style-name="T20">, </text:span><text:span text:style-name="T10">asignaturas</text:span><text:span text:style-name="T5">:</text:span><text:span text:style-name="T20"> </text:span><text:span text:style-name="T8">string</text:span><text:span text:style-name="T20">[], </text:span><text:span text:style-name="T10">sexo</text:span><text:span text:style-name="T5">?:</text:span><text:span text:style-name="T20"> </text:span><text:span text:style-name="T8">string</text:span><text:span text:style-name="T20">) </text:span></text:p>
      <text:p text:style-name="P16">    {</text:p>
      <text:p text:style-name="P16">        <text:span text:style-name="T8">super</text:span>(<text:span text:style-name="T10">nombre</text:span>, <text:span text:style-name="T10">apellidos</text:span>, <text:span text:style-name="T10">e</text:span></text:p>
      <text:p text:style-name="P23"/>
      <text:p text:style-name="P22"><text:span text:style-name="T20">    </text:span><text:span text:style-name="T14">mostrarDatos</text:span><text:span text:style-name="T20">()</text:span><text:span text:style-name="T5">:</text:span><text:span text:style-name="T20"> </text:span><text:span text:style-name="T8">string</text:span><text:span text:style-name="T20"> </text:span></text:p>
      <text:p text:style-name="P16">    {</text:p>
      <text:p text:style-name="P22"><text:span text:style-name="T20">        </text:span><text:span text:style-name="T1">return</text:span><text:span text:style-name="T20"> </text:span><text:span text:style-name="T12">`</text:span><text:span text:style-name="T21">${</text:span><text:span text:style-name="T8">super</text:span><text:span text:style-name="T20">.</text:span><text:span text:style-name="T14">mostrarDatos</text:span><text:span text:style-name="T20">()</text:span><text:span text:style-name="T21">}</text:span><text:span text:style-name="T12">, Centro: </text:span><text:span text:style-name="T21">${</text:span><text:span text:style-name="T8">this</text:span><text:span text:style-name="T20">.</text:span><text:span text:style-name="T1">centro</text:span><text:span text:style-name="T21">}</text:span><text:span text:style-name="T12">, Curso: </text:span><text:span text:style-name="T21">${</text:span><text:span text:style-name="T8">this</text:span><text:span text:style-name="T20">.</text:span><text:span text:style-name="T1">curso</text:span><text:span text:style-name="T21">}</text:span><text:span text:style-name="T12">, Asignaturas: </text:span><text:span text:style-name="T21">${</text:span><text:span text:style-name="T8">this</text:span><text:span text:style-name="T20">.</text:span><text:span text:style-name="T1">asignaturas</text:span><text:span text:style-name="T20">.</text:span><text:span text:style-name="T14">join</text:span><text:span text:style-name="T20">(</text:span><text:span text:style-name="T12">', '</text:span><text:span text:style-name="T20">)</text:span><text:span text:style-name="T21">}</text:span><text:span text:style-name="T12">`</text:span><text:span text:style-name="T20">;</text:span></text:p>
      <text:p text:style-name="P16">    }</text:p>
      <text:p text:style-name="P16">}</text:p>
      <text:p text:style-name="P23"/>
      <text:p text:style-name="P22"><text:span text:style-name="T1">const</text:span><text:span text:style-name="T20"> </text:span><text:span text:style-name="T10">profesor</text:span><text:span text:style-name="T20"> </text:span><text:span text:style-name="T5">=</text:span><text:span text:style-name="T20"> </text:span><text:span text:style-name="T5">new</text:span><text:span text:style-name="T20"> </text:span><text:span text:style-name="T3">Profesor</text:span></text:p>
      <text:p text:style-name="P16">(</text:p>
      <text:p text:style-name="P22"><text:span text:style-name="T20">    </text:span><text:span text:style-name="T12">'Juan'</text:span><text:span text:style-name="T20">,</text:span></text:p>
      <text:p text:style-name="P22"><text:span text:style-name="T20">    </text:span><text:span text:style-name="T12">'Pérez'</text:span><text:span text:style-name="T20">,</text:span></text:p>
      <text:p text:style-name="P22"><text:span text:style-name="T20">    </text:span><text:span text:style-name="T10">40</text:span><text:span text:style-name="T20">,</text:span></text:p>
      <text:p text:style-name="P22"><text:span text:style-name="T20">    </text:span><text:span text:style-name="T12">'Madrid'</text:span><text:span text:style-name="T20">,</text:span></text:p>
      <text:p text:style-name="P22"><text:span text:style-name="T20">    </text:span><text:span text:style-name="T12">'IES Ejemplo'</text:span><text:span text:style-name="T20">,</text:span></text:p>
      <text:p text:style-name="P22"><text:span text:style-name="T20">    </text:span><text:span text:style-name="T12">'Matemáticas'</text:span><text:span text:style-name="T20">,</text:span></text:p>
      <text:p text:style-name="P22"><text:span text:style-name="T20">    </text:span><text:span text:style-name="T12">'Ciencias'</text:span></text:p>
      <text:p text:style-name="P16">);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><text:soft-page-break/><text:span text:style-name="T1">const</text:span><text:span text:style-name="T20"> </text:span><text:span text:style-name="T10">alumno</text:span><text:span text:style-name="T20"> </text:span><text:span text:style-name="T5">=</text:span><text:span text:style-name="T20"> </text:span><text:span text:style-name="T5">new</text:span><text:span text:style-name="T20"> </text:span><text:span text:style-name="T3">Alumno</text:span></text:p>
      <text:p text:style-name="P16">(</text:p>
      <text:p text:style-name="P22"><text:span text:style-name="T20">    </text:span><text:span text:style-name="T12">'Ana'</text:span><text:span text:style-name="T20">,</text:span></text:p>
      <text:p text:style-name="P22"><text:span text:style-name="T20">    </text:span><text:span text:style-name="T12">'Gómez'</text:span><text:span text:style-name="T20">,</text:span></text:p>
      <text:p text:style-name="P22"><text:span text:style-name="T20">    </text:span><text:span text:style-name="T10">18</text:span><text:span text:style-name="T20">,</text:span></text:p>
      <text:p text:style-name="P22"><text:span text:style-name="T20">    </text:span><text:span text:style-name="T12">'Madrid'</text:span><text:span text:style-name="T20">,</text:span></text:p>
      <text:p text:style-name="P22"><text:span text:style-name="T20">    </text:span><text:span text:style-name="T12">'IES Ejemplo'</text:span><text:span text:style-name="T20">,</text:span></text:p>
      <text:p text:style-name="P22"><text:span text:style-name="T20">    </text:span><text:span text:style-name="T12">'2º Bachillerato'</text:span><text:span text:style-name="T20">,</text:span></text:p>
      <text:p text:style-name="P22"><text:span text:style-name="T20">    [</text:span><text:span text:style-name="T12">'Matemáticas'</text:span><text:span text:style-name="T20">, </text:span><text:span text:style-name="T12">'Física'</text:span><text:span text:style-name="T20">, </text:span><text:span text:style-name="T12">'Química'</text:span><text:span text:style-name="T20">]</text:span></text:p>
      <text:p text:style-name="P16">);</text:p>
      <text:p text:style-name="P23"/>
      <text:p text:style-name="P22"><text:span text:style-name="T8">console</text:span><text:span text:style-name="T20">.</text:span><text:span text:style-name="T14">log</text:span><text:span text:style-name="T20">(</text:span><text:span text:style-name="T10">profesor</text:span><text:span text:style-name="T20">.</text:span><text:span text:style-name="T14">mostrarDatos</text:span><text:span text:style-name="T20">());</text:span></text:p>
      <text:p text:style-name="P22"><text:span text:style-name="T8">console</text:span><text:span text:style-name="T20">.</text:span><text:span text:style-name="T14">log</text:span><text:span text:style-name="T20">(</text:span><text:span text:style-name="T10">alumno</text:span><text:span text:style-name="T20">.</text:span><text:span text:style-name="T14">mostrarDatos</text:span><text:span text:style-name="T20">());</text:span></text:p>
      <text:p text:style-name="P24"><text:span text:style-name="T18"/></text:p>
      <text:p text:style-name="P10"><text:span text:style-name="T16">R</text:span><text:span text:style-name="T15">esultado</text:span></text:p>
      <text:p text:style-name="P6"><text:span text:style-name="T17"/></text:p>
      <text:p text:style-name="P11"><draw:frame draw:style-name="fr1" draw:name="Imagen1" text:anchor-type="char" svg:width="17cm" svg:height="1.573cm" draw:z-index="0"><draw:image xlink:href="Pictures/10000000000003350000004CED12DCE8.png" xlink:type="simple" xlink:show="embed" xlink:actuate="onLoad" draw:mime-type="image/png"/></draw:frame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31T14:35:05.698999855">31/10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31T14:35:05.514000000</dc:date>
    <meta:editing-duration>PT4H14M55S</meta:editing-duration>
    <meta:editing-cycles>42</meta:editing-cycles>
    <meta:generator>LibreOffice/24.2.2.2$Windows_X86_64 LibreOffice_project/d56cc158d8a96260b836f100ef4b4ef25d6f1a01</meta:generator>
    <meta:print-date>2024-10-31T14:29:02.711000000</meta:print-date>
    <meta:printed-by>Archivos PDF</meta:printed-by>
    <meta:document-statistic meta:table-count="0" meta:image-count="1" meta:object-count="0" meta:page-count="3" meta:paragraph-count="82" meta:word-count="220" meta:character-count="2203" meta:non-whitespace-character-count="1756"/>
  </office:meta>
</office:document-meta>
</file>